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ng_architect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3" calcext:value-type="float">
            <text:p>593</text:p>
          </table:table-cell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" calcext:value-type="float">
            <text:p>795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4" meta:object-count="0"/>
    <meta:generator>LibreOffice/7.3.7.2$Linux_X86_64 LibreOffice_project/30$Build-2</meta:generator>
  </office:meta>
</office:document-meta>
</file>